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BB8000008CADDFC9DDA.jpg"/>
  <manifest:file-entry manifest:media-type="image/jpeg" manifest:full-path="Pictures/1000000000000BB8000008CA386A0B05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4.8cm"/>
    </style:style>
    <style:style style:name="pr2" style:family="presentation" style:parent-style-name="predefinito-notes">
      <style:graphic-properties draw:fill-color="#ffffff" draw:auto-grow-height="true" fo:min-height="11.409cm"/>
    </style:style>
    <style:style style:name="pr3" style:family="presentation" style:parent-style-name="predefinito-outline1">
      <style:graphic-properties fo:min-height="13.859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title">
      <style:graphic-properties fo:min-height="3.506cm"/>
    </style:style>
    <style:style style:name="pr6" style:family="presentation" style:parent-style-name="predefinito-outline1">
      <style:graphic-properties fo:min-height="13.23cm"/>
    </style:style>
    <style:style style:name="pr7" style:family="presentation" style:parent-style-name="predefinito-notes">
      <style:graphic-properties draw:fill-color="#ffffff" fo:min-height="11.409cm"/>
    </style:style>
    <style:style style:name="P1" style:family="paragraph">
      <style:paragraph-properties fo:text-align="start"/>
      <style:text-properties fo:font-size="22pt" fo:font-style="italic" style:font-size-asian="22pt" style:font-style-asian="italic" style:font-size-complex="22pt" style:font-style-complex="italic"/>
    </style:style>
    <style:style style:name="P2" style:family="paragraph">
      <style:paragraph-properties fo:text-align="start"/>
      <style:text-properties fo:color="#ffff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color="#ff6600"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color="#ffff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1cm" svg:height="6.153cm" svg:x="4.4cm" svg:y="7.159cm" presentation:class="subtitle" presentation:user-transformed="true">
          <draw:text-box>
            <text:p text:style-name="P1"><text:span text:style-name="T1">Speaker's name</text:span></text:p>
            <text:p text:style-name="P1"><text:span text:style-name="T2"/></text:p>
            <text:p text:style-name="P1"><text:span text:style-name="T2">Talk title: ipsum dolor sit amet, consectetur adipiscing elit. Phasellus condimentum semper magna, in pellentesque tellus congue nec. Phasellus facilisis nisi et sed.</text:span></text:p>
            <text:p text:style-name="P1"><text:span text:style-name="T2"/></text:p>
            <text:p text:style-name="P1"><text:span text:style-name="T3">Email - Compa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inside" draw:style-name="dp3" draw:master-page-name="predefinito" presentation:presentation-page-layout-name="AL2T1"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draw:frame presentation:style-name="pr4" draw:text-style-name="P2" draw:layer="layout" svg:width="25.199cm" svg:height="3.506cm" svg:x="2.002cm" svg:y="-0.8cm" presentation:class="title" presentation:user-transformed="true">
          <draw:text-box>
            <text:p text:style-name="P2"><text:span text:style-name="T4">ROME 11-12 april 2014 – Speaker's n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1">
        <draw:frame presentation:style-name="pr5" draw:layer="layout" svg:width="25.199cm" svg:height="3.506cm" svg:x="1.4cm" svg:y="2.437cm" presentation:class="title" presentation:placeholder="true">
          <draw:text-box/>
        </draw:frame>
        <draw:frame presentation:style-name="pr6" draw:layer="layout" svg:width="25.199cm" svg:height="12.373cm" svg:x="1.4cm" svg:y="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1.409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BB8000008CA386A0B05.jpg" xlink:type="simple" xlink:show="embed" xlink:actuate="onLoad"/>
    <draw:fill-image draw:name="Bitmape_20_2" draw:display-name="Bitmape 2" xlink:href="Pictures/1000000000000BB8000008CA386A0B05.jpg" xlink:type="simple" xlink:show="embed" xlink:actuate="onLoad"/>
    <draw:fill-image draw:name="Bitmape_20_3" draw:display-name="Bitmape 3" xlink:href="Pictures/1000000000000BB8000008CA386A0B05.jpg" xlink:type="simple" xlink:show="embed" xlink:actuate="onLoad"/>
    <draw:fill-image draw:name="background" xlink:href="Pictures/1000000000000BB8000008CADDFC9DDA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auto-grow-height="true" fo:min-height="3.50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1" style:family="text">
      <style:text-properties fo:color="#ffff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2.437cm" presentation:class="title" presentation:placeholder="true">
        <draw:text-box/>
      </draw:frame>
      <draw:frame presentation:style-name="predefinito-outline1" draw:layer="backgroundobjects" svg:width="25.199cm" svg:height="12.373cm" svg:x="1.4cm" svg:y="6.4cm" presentation:class="outline" presentation:placeholder="true">
        <draw:text-box/>
      </draw:frame>
      <draw:frame presentation:style-name="Mpr1" draw:text-style-name="MP3" draw:layer="backgroundobjects" svg:width="25.199cm" svg:height="3.506cm" svg:x="2.003cm" svg:y="-0.8cm" presentation:class="title" presentation:user-transformed="true">
        <draw:text-box>
          <text:p text:style-name="MP3"><text:span text:style-name="MT1">ROME 11-12 april 2014 – Speaker's name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g rr</meta:initial-creator>
    <meta:creation-date>2014-03-20T15:38:00</meta:creation-date>
    <dc:date>2014-03-20T16:41:12</dc:date>
    <dc:creator>gg rr</dc:creator>
    <meta:editing-duration>PT1H3M12S</meta:editing-duration>
    <meta:editing-cycles>2</meta:editing-cycles>
    <meta:generator>OpenOffice/4.0.1$Unix OpenOffice.org_project/401m5$Build-9714</meta:generator>
    <meta:document-statistic meta:object-count="30"/>
  </office:meta>
</office:document-meta>
</file>